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17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2.6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ce5"/>
        <table:table-column table:style-name="co6" table:number-columns-repeated="16376" table:default-cell-style-name="Default"/>
        <table:table-row table:style-name="ro1">
          <table:table-cell table:style-name="ce1" office:value-type="string" calcext:value-type="string">
            <text:p>MODS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CURRENT VERSION</text:p>
          </table:table-cell>
          <table:table-cell table:style-name="ce1" office:value-type="string" calcext:value-type="string">
            <text:p>DEPENDENCIES</text:p>
          </table:table-cell>
          <table:table-cell table:style-name="ce1" office:value-type="string" calcext:value-type="string">
            <text:p>DEPENDENTS</text:p>
          </table:table-cell>
          <table:table-cell table:style-name="ce2" office:value-type="string" calcext:value-type="string">
            <text:p>IS LIBRARY?</text:p>
          </table:table-cell>
          <table:table-cell table:style-name="ce2" office:value-type="string" calcext:value-type="string">
            <text:p>IS PERFORMANCE?</text:p>
          </table:table-cell>
          <table:table-cell table:style-name="ce1" office:value-type="string" calcext:value-type="string">
            <text:p>IS CLIENT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[Let's Do] API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pleSkin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hitectury API (Fabric/Forge/NeoForge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sh API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hena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lm (Forge Edition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lueprint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okshelf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tarium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elus API (Forge/NeoForge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itadel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oth Config API (Fabric/Forge/NeoForge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blemon Integrations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blemonRider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web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lective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nectivity[Forge/Fabric]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upboard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urios API (Forge/NeoForge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heroLib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mework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TB Library (Forge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ckoLib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tegrated API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onkrete [Forge/NeoForge]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otlin for Forge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brary Ferret - Forge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donomicon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onlight Lib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re Axolotl Variants API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cronomicon API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lacebo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layerAnimator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fferfish's Attributes [Forge &amp; Fabric]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zzles Lib [Forge &amp; Fabric]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adiant Gear (Fabric/Forge/Quilt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ourceful Config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ourceful Lib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ino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aturn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archables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etiPhianCore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lent Lib (silentlib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martBrainLib (Forge/Fabric/Quilt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phisticated Core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eObserver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perMartijn642's Config Lib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nsparent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alhelsia Core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API (Forge)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Zeta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[EMF] Entity Model Features [Fabric &amp; Forge]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[ETF] Entity Texture Features - [Fabric &amp; Forge]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[Let's Do] Bakery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[Let's Do] Brewery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[Let's Do] HerbalBrew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[Let's Do] Vinery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hievements Optimizer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 Astra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ex's Cave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ex's Mob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most Unified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ternate Current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mendmen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stikorCarts Redux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omicStryker's Infernal Mob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d packets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ering Station [Forge &amp; Fabric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d Benefi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e Fix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rry Goo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tter Advancemen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tter Combat [Fabric &amp; Forge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tter Compatibility Checker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tter F3 Plus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tter Fps - Render Distance[Forge]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tter nether portal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tter Third Perso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tter Tridents [Forge &amp; Fabric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at Break Fix [Neo/Forge/Fabric/Quilt]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ne Zon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w Infinity Fix (Forge/Fabric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elum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t Heads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ime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ipp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ckable advancements[Forge/Fabric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ent Crafting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ent Tweaks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oaking (Forge &amp; Fabric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utter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blemo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blemon Capture XP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blemon Spawn Notification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blepedia [Cobblemon Poképedia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ful Hear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forts (Fabric/Forge/Quilt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struction Wan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trolling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oking for Blockhead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rail Tombston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smetic Armor Rework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afting Tweak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Central Kitche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Encas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Enchantment Industry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Jetpack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Mechanical Extruder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Ore Excavatio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Balanced Flight (Angel Ring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Bells &amp; Whistle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Cobblemon Industrializ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Connect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Copycats+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Estroge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Liquid Fuel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Love &amp; War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New Ag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Oxidiz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Steam 'n' Rail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: Vintage Improvemen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itters and Companion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urious Lantern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ustomizable Elytra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ave's Potioneering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eper and Darker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lightful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stroy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mount Entity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oesPotatoTick?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omestication Innovatio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agon Drops Elytra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urability Tooltip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ccentric Tom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ffortless Building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ytra Slot (Fabric/Forge/Quilt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beddium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bers Rekindl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I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I Loot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MI Trades (Villager Trading EMI Plugin)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hanted: Witchcraft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hantment Description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d Portal Recip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der Trigo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derChes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derTank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hanced Mob Spawner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ity Culling Fabric/Forge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very Compat (Wood Good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xploration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xplorer's Compas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ntasy Ores by CesarZorak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rmer's Delight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rming for Blockhead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st Painting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stload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stSuite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stWorkbench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rriteCore ((Neo)Forge)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x GPU memory leak[Forge/Fabric]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lan's Mod: Reload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llowers Teleport Too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bidden and Arcanu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giving Voi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medBlock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TB Chunk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TB Team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ndcrafte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ealing Campfir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exerei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po Better Ruined Portals (Fabric/Forge/Neo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po Better Underwater Ruins (Fabric/Forge/Neo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ce and Fire: Dragon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ce and Fire: Dragonseeker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mmediatelyFast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mmersive Aircraft [Fabric/Forge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finity Button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tegrated Dungeons and Structure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tegrated Stronghol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tegrated Village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ade 🔍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ade Addon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AOPCA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EI Integratio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ourneyMap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ourneyMap Integratio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ust Enough Archaeology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ust Enough Breeding (JEBr)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ust Enough Effect Descriptions (JEED)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ust Enough Items (JEI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ust Enough Professions (JEP)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leeSlab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rypton Reforged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ubeJ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ubeJS Creat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ght Overlay (Rift/Forge/Fabric)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ot Beams: Relooted!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otJS: KubeJS Addo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otr (Forge &amp; Neo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gic Vibe Decorations (Crystals, Halloween additions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x Health Fix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mory Settings[Neo/Forge/Fabric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 - Moog's End Structure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indful Darkness [Forge &amp; Fabric]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dernFix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re Axolotl Variants Mo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use Tweaks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ulti Min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utant Monsters [Forge &amp; Fabric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ature's Compas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ther's Delight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ight Ligh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 Chat Repor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MoWanderer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t Enough Recipe Book [NERB]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yf's Spider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ccultism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ccultism KubeJ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verloaded Armor Bar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intings ++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tchouli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xi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manent Sponges [Forge &amp; Fabric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sonality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lushie Mo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fferfish's Skills [Forge &amp; Fabric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rk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a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ponsive Shield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ibbi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awmill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affolding Drops Nearby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asonHUD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rene Season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rene Seasons Fix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oppy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lent Gear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ple Hat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ply Swords [Fabric &amp; Forge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kin Layers 3D (Fabric/Forge)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ky Villages [Forge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mall Ships [Fabric &amp; Forge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neak Through Berrie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dium/Embeddium Dynamic Lights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dium/Embeddium Extras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phisticated Backpack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phisticated Storage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ul fire'd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ark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awn Balance Utility 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ce of Life: Apple Pie Editio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yglass Improvements: Zoom, Quick Access... [Fabric/Forge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rter Kit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mmoning Ritual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pplementarie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xTrue's Embeddium Options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ast Control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rchmaster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de Cycling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ding Post [Forge &amp; Fabric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shSlot 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veler's Title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iversal Bone Meal [Forge &amp; Fabric]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intage KubeJ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ystones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ildfire's Female Gender Mod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izard's Reborn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eetus Experimentus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Better Desert Temple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Better Dungeon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Better End Island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Better Jungle Temple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Better Mineshaft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Better Nether Fortresse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Better Ocean Monument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Bridge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NG's Extras (Forge) 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16376"/>
        </table:table-row>
        <table:table-row table:style-name="ro1" table:number-rows-repeated="104829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F1:Sheet1.G1048576 Sheet1.H2:Sheet1.H1048576">
            <calcext:condition calcext:apply-style-name="Good" calcext:value="contains-text(&quot;YES&quot;)" calcext:base-cell-address="Sheet1.F1"/>
            <calcext:condition calcext:apply-style-name="Bad" calcext:value="contains-text(&quot;NO&quot;)" calcext:base-cell-address="Sheet1.F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H1048576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4:33:06.6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5:40:43.759000000</meta:creation-date>
    <dc:date>2024-09-18T19:09:42.031000000</dc:date>
    <meta:editing-duration>PT5H28M38S</meta:editing-duration>
    <meta:editing-cycles>5</meta:editing-cycles>
    <meta:generator>LibreOffice/24.8.0.3$Windows_X86_64 LibreOffice_project/0bdf1299c94fe897b119f97f3c613e9dca6be583</meta:generator>
    <meta:document-statistic meta:table-count="1" meta:cell-count="1124" meta:object-count="0"/>
  </office:meta>
</office:document-meta>
</file>